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5e8cd" officeooo:paragraph-rsid="0025e8cd"/>
    </style:style>
    <style:style style:name="P2" style:family="paragraph" style:parent-style-name="Standard">
      <style:text-properties officeooo:rsid="003f0d1e" officeooo:paragraph-rsid="003f0d1e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rsid="00324d73" officeooo:paragraph-rsid="00324d73"/>
    </style:style>
    <style:style style:name="P5" style:family="paragraph" style:parent-style-name="Standard" style:list-style-name="L1">
      <style:text-properties officeooo:rsid="001fb29e" officeooo:paragraph-rsid="001fb29e"/>
    </style:style>
    <style:style style:name="P6" style:family="paragraph" style:parent-style-name="Standard" style:list-style-name="L1">
      <style:text-properties officeooo:rsid="001fe961" officeooo:paragraph-rsid="001fe961"/>
    </style:style>
    <style:style style:name="P7" style:family="paragraph" style:parent-style-name="Standard" style:list-style-name="L1">
      <style:text-properties officeooo:rsid="001fe961" officeooo:paragraph-rsid="00219830"/>
    </style:style>
    <style:style style:name="P8" style:family="paragraph" style:parent-style-name="Standard" style:list-style-name="L1">
      <style:text-properties officeooo:rsid="001fe961" officeooo:paragraph-rsid="0023ee0f"/>
    </style:style>
    <style:style style:name="P9" style:family="paragraph" style:parent-style-name="Standard" style:list-style-name="L1">
      <style:text-properties fo:color="#000000" loext:opacity="100%" officeooo:rsid="001fe961" officeooo:paragraph-rsid="001fe961"/>
    </style:style>
    <style:style style:name="P10" style:family="paragraph" style:parent-style-name="Standard" style:list-style-name="L1">
      <style:text-properties officeooo:rsid="00228e86" officeooo:paragraph-rsid="00228e86"/>
    </style:style>
    <style:style style:name="P11" style:family="paragraph" style:parent-style-name="Standard" style:list-style-name="L1">
      <style:text-properties officeooo:rsid="0023ee0f" officeooo:paragraph-rsid="0023ee0f"/>
    </style:style>
    <style:style style:name="P12" style:family="paragraph" style:parent-style-name="Standard" style:list-style-name="L1">
      <style:text-properties officeooo:rsid="0042728a" officeooo:paragraph-rsid="0042728a"/>
    </style:style>
    <style:style style:name="P13" style:family="paragraph" style:parent-style-name="Standard" style:list-style-name="L1">
      <style:text-properties officeooo:rsid="0026f9fa" officeooo:paragraph-rsid="0026f9fa"/>
    </style:style>
    <style:style style:name="P14" style:family="paragraph" style:parent-style-name="Standard" style:list-style-name="L1">
      <style:text-properties officeooo:rsid="002786f1" officeooo:paragraph-rsid="002786f1"/>
    </style:style>
    <style:style style:name="P15" style:family="paragraph" style:parent-style-name="Standard" style:list-style-name="L1">
      <style:text-properties officeooo:rsid="0025e8cd" officeooo:paragraph-rsid="0025e8cd"/>
    </style:style>
    <style:style style:name="P16" style:family="paragraph" style:parent-style-name="Standard" style:list-style-name="L1">
      <style:text-properties officeooo:rsid="00458528" officeooo:paragraph-rsid="00458528"/>
    </style:style>
    <style:style style:name="P17" style:family="paragraph" style:parent-style-name="Standard" style:list-style-name="L1">
      <style:text-properties officeooo:rsid="002c1298" officeooo:paragraph-rsid="002c1298"/>
    </style:style>
    <style:style style:name="P18" style:family="paragraph" style:parent-style-name="Standard" style:list-style-name="L1">
      <style:text-properties officeooo:rsid="002da228" officeooo:paragraph-rsid="002da228"/>
    </style:style>
    <style:style style:name="P19" style:family="paragraph" style:parent-style-name="Standard" style:list-style-name="L1">
      <style:text-properties officeooo:rsid="00467e90" officeooo:paragraph-rsid="00467e90"/>
    </style:style>
    <style:style style:name="P20" style:family="paragraph" style:parent-style-name="Standard" style:list-style-name="L1">
      <style:text-properties officeooo:rsid="002a1676" officeooo:paragraph-rsid="002a1676"/>
    </style:style>
    <style:style style:name="P21" style:family="paragraph" style:parent-style-name="Standard" style:list-style-name="L1">
      <style:text-properties officeooo:rsid="003313a3" officeooo:paragraph-rsid="003313a3"/>
    </style:style>
    <style:style style:name="P22" style:family="paragraph" style:parent-style-name="Standard" style:list-style-name="L1">
      <style:text-properties officeooo:rsid="0034a2fb" officeooo:paragraph-rsid="0034a2fb"/>
    </style:style>
    <style:style style:name="P23" style:family="paragraph" style:parent-style-name="Standard" style:list-style-name="L1">
      <style:text-properties officeooo:rsid="0036432b" officeooo:paragraph-rsid="0036432b"/>
    </style:style>
    <style:style style:name="P24" style:family="paragraph" style:parent-style-name="Standard" style:list-style-name="L1">
      <style:text-properties officeooo:rsid="003660d4" officeooo:paragraph-rsid="003660d4"/>
    </style:style>
    <style:style style:name="P25" style:family="paragraph" style:parent-style-name="Standard" style:list-style-name="L1">
      <style:text-properties officeooo:rsid="003660d4" officeooo:paragraph-rsid="0052867d"/>
    </style:style>
    <style:style style:name="P26" style:family="paragraph" style:parent-style-name="Standard" style:list-style-name="L1">
      <style:text-properties officeooo:rsid="004d5d5c" officeooo:paragraph-rsid="004d5d5c"/>
    </style:style>
    <style:style style:name="P27" style:family="paragraph" style:parent-style-name="Standard" style:list-style-name="L1">
      <style:text-properties officeooo:rsid="004f22f3" officeooo:paragraph-rsid="004f22f3"/>
    </style:style>
    <style:style style:name="P28" style:family="paragraph" style:parent-style-name="Standard" style:list-style-name="L1">
      <style:text-properties officeooo:rsid="003849c4" officeooo:paragraph-rsid="003849c4"/>
    </style:style>
    <style:style style:name="P29" style:family="paragraph" style:parent-style-name="Standard" style:list-style-name="L1">
      <style:text-properties officeooo:rsid="003a15e8" officeooo:paragraph-rsid="003a15e8"/>
    </style:style>
    <style:style style:name="P30" style:family="paragraph" style:parent-style-name="Standard" style:list-style-name="L1">
      <style:text-properties officeooo:rsid="003d1618" officeooo:paragraph-rsid="003d6a08"/>
    </style:style>
    <style:style style:name="P31" style:family="paragraph" style:parent-style-name="Standard" style:list-style-name="L1">
      <style:text-properties officeooo:rsid="003d1618" officeooo:paragraph-rsid="003d1618"/>
    </style:style>
    <style:style style:name="P32" style:family="paragraph" style:parent-style-name="Standard" style:list-style-name="L1">
      <style:text-properties officeooo:rsid="003d6a08" officeooo:paragraph-rsid="003d6a08"/>
    </style:style>
    <style:style style:name="P33" style:family="paragraph" style:parent-style-name="Standard" style:list-style-name="L1">
      <style:text-properties officeooo:rsid="00533548" officeooo:paragraph-rsid="00533548"/>
    </style:style>
    <style:style style:name="P34" style:family="paragraph" style:parent-style-name="Standard" style:list-style-name="L1">
      <style:text-properties officeooo:rsid="003f0d1e" officeooo:paragraph-rsid="003f0d1e"/>
    </style:style>
    <style:style style:name="P35" style:family="paragraph" style:parent-style-name="Standard" style:list-style-name="L1">
      <style:text-properties officeooo:rsid="003f0d1e" officeooo:paragraph-rsid="00534bf9"/>
    </style:style>
    <style:style style:name="P36" style:family="paragraph" style:parent-style-name="Standard" style:list-style-name="L1">
      <style:text-properties officeooo:rsid="003aba1d" officeooo:paragraph-rsid="003aba1d"/>
    </style:style>
    <style:style style:name="P37" style:family="paragraph" style:parent-style-name="Standard" style:list-style-name="L1">
      <style:text-properties officeooo:rsid="0057d79f" officeooo:paragraph-rsid="0057d79f"/>
    </style:style>
    <style:style style:name="P38" style:family="paragraph" style:parent-style-name="Standard" style:list-style-name="L1">
      <style:text-properties officeooo:rsid="006047df" officeooo:paragraph-rsid="006047df"/>
    </style:style>
    <style:style style:name="T1" style:family="text">
      <style:text-properties officeooo:rsid="001fe961"/>
    </style:style>
    <style:style style:name="T2" style:family="text">
      <style:text-properties officeooo:rsid="00219830"/>
    </style:style>
    <style:style style:name="T3" style:family="text">
      <style:text-properties officeooo:rsid="002851e3"/>
    </style:style>
    <style:style style:name="T4" style:family="text">
      <style:text-properties officeooo:rsid="002d5de2"/>
    </style:style>
    <style:style style:name="T5" style:family="text">
      <style:text-properties officeooo:rsid="002e43ff"/>
    </style:style>
    <style:style style:name="T6" style:family="text">
      <style:text-properties officeooo:rsid="003210c4"/>
    </style:style>
    <style:style style:name="T7" style:family="text">
      <style:text-properties officeooo:rsid="0032c6ab"/>
    </style:style>
    <style:style style:name="T8" style:family="text">
      <style:text-properties officeooo:rsid="003a15e8"/>
    </style:style>
    <style:style style:name="T9" style:family="text">
      <style:text-properties officeooo:rsid="003aba1d"/>
    </style:style>
    <style:style style:name="T10" style:family="text">
      <style:text-properties officeooo:rsid="003cf2f3"/>
    </style:style>
    <style:style style:name="T11" style:family="text">
      <style:text-properties officeooo:rsid="003d6a0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7ec1f"/>
    </style:style>
    <style:style style:name="T14" style:family="text">
      <style:text-properties officeooo:rsid="004fda52"/>
    </style:style>
    <style:style style:name="T15" style:family="text">
      <style:text-properties officeooo:rsid="0051c183"/>
    </style:style>
    <style:style style:name="T16" style:family="text">
      <style:text-properties officeooo:rsid="0052867d"/>
    </style:style>
    <style:style style:name="T17" style:family="text">
      <style:text-properties officeooo:rsid="0052fadc"/>
    </style:style>
    <style:style style:name="T18" style:family="text">
      <style:text-properties officeooo:rsid="00534bf9"/>
    </style:style>
    <style:style style:name="T19" style:family="text">
      <style:text-properties officeooo:rsid="005ad931"/>
    </style:style>
    <style:style style:name="T20" style:family="text">
      <style:text-properties officeooo:rsid="005be474"/>
    </style:style>
    <style:style style:name="T21" style:family="text">
      <style:text-properties officeooo:rsid="005d0f9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10385386" text:style-name="L1">
        <text:list-item>
          <text:p text:style-name="P3"><text:span text:style-name="T7">1 </text:span><text:span text:style-name="T6">Quantifying Uncertainty</text:span> – <text:span text:style-name="T12">Chapter 13</text:span></text:p>
          <text:list>
            <text:list-item>
              <text:p text:style-name="P4">Actions</text:p>
            </text:list-item>
            <text:list-item>
              <text:p text:style-name="P4">Notation</text:p>
            </text:list-item>
            <text:list-item>
              <text:p text:style-name="P4">Inference Using Full Joint Distributions</text:p>
            </text:list-item>
            <text:list-item>
              <text:p text:style-name="P4">Independence</text:p>
            </text:list-item>
            <text:list-item>
              <text:p text:style-name="P4">Bayes Rule</text:p>
            </text:list-item>
          </text:list>
        </text:list-item>
        <text:list-item>
          <text:p text:style-name="P3"><text:span text:style-name="T7">2 </text:span>Bayesian networks: construction, semantics, inference (exact / appro<text:span text:style-name="T2">x</text:span>) – <text:span text:style-name="T12">Chapter 14</text:span>.1-14.5</text:p>
          <text:list>
            <text:list-item>
              <text:p text:style-name="P5"><text:span text:style-name="T1">E</text:span>xact inference</text:p>
              <text:list>
                <text:list-item>
                  <text:p text:style-name="P5">enumeration</text:p>
                </text:list-item>
                <text:list-item>
                  <text:p text:style-name="P5">variable elimination</text:p>
                </text:list-item>
                <text:list-item>
                  <text:p text:style-name="P5">clustering</text:p>
                </text:list-item>
              </text:list>
            </text:list-item>
            <text:list-item>
              <text:p text:style-name="P5"><text:span text:style-name="T1">A</text:span>pproximate inference</text:p>
              <text:list>
                <text:list-item>
                  <text:p text:style-name="P5"><text:span text:style-name="T1">D</text:span>irect <text:span text:style-name="T19">sampling</text:span></text:p>
                  <text:list>
                    <text:list-item>
                      <text:p text:style-name="P6">rejection sampling</text:p>
                    </text:list-item>
                    <text:list-item>
                      <text:p text:style-name="P6">likelihood weighting</text:p>
                    </text:list-item>
                  </text:list>
                </text:list-item>
                <text:list-item>
                  <text:p text:style-name="P6">Markov chain simulation</text:p>
                  <text:list>
                    <text:list-item>
                      <text:p text:style-name="P6">Markov chain monte Carlo</text:p>
                      <text:list>
                        <text:list-item>
                          <text:p text:style-name="P9">Gibbs Sampli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pan text:style-name="T7">3 </text:span>Probabilistic reasoning over time – <text:span text:style-name="T12">Chapter 15</text:span>.1-15.3</text:p>
          <text:list>
            <text:list-item>
              <text:p text:style-name="P10">Time and Uncertainty</text:p>
              <text:list>
                <text:list-item>
                  <text:p text:style-name="P11">States and observations</text:p>
                </text:list-item>
                <text:list-item>
                  <text:p text:style-name="P11">Transition and sensor models</text:p>
                </text:list-item>
              </text:list>
            </text:list-item>
            <text:list-item>
              <text:p text:style-name="P10">Inference in Temporal Models</text:p>
              <text:list>
                <text:list-item>
                  <text:p text:style-name="P8">filtering</text:p>
                  <text:list>
                    <text:list-item>
                      <text:p text:style-name="P12">recursive estimation</text:p>
                    </text:list-item>
                  </text:list>
                </text:list-item>
                <text:list-item>
                  <text:p text:style-name="P8">prediction</text:p>
                  <text:list>
                    <text:list-item>
                      <text:p text:style-name="P12">recursive estimation</text:p>
                    </text:list-item>
                  </text:list>
                </text:list-item>
                <text:list-item>
                  <text:p text:style-name="P8">smoothing</text:p>
                  <text:list>
                    <text:list-item>
                      <text:p text:style-name="P12">forward backward algorithm</text:p>
                    </text:list-item>
                  </text:list>
                </text:list-item>
                <text:list-item>
                  <text:p text:style-name="P8">most likely explanation</text:p>
                  <text:list>
                    <text:list-item>
                      <text:p text:style-name="P13">Viterbi Algorithm</text:p>
                    </text:list-item>
                  </text:list>
                </text:list-item>
              </text:list>
            </text:list-item>
            <text:list-item>
              <text:p text:style-name="P10">Hidden Markov Model</text:p>
              <text:list>
                <text:list-item>
                  <text:p text:style-name="P11">Simplified matrix model</text:p>
                </text:list-item>
                <text:list-item>
                  <text:p text:style-name="P14">Full Smoothing</text:p>
                  <text:list>
                    <text:list-item>
                      <text:p text:style-name="P14">Forward Backward Algorithm <text:span text:style-name="T20">w DP</text:span></text:p>
                    </text:list-item>
                  </text:list>
                </text:list-item>
                <text:list-item>
                  <text:p text:style-name="P14">Fixed time lag smoothing</text:p>
                </text:list-item>
                <text:list-item>
                  <text:p text:style-name="P11">Localization <text:span text:style-name="T3">(robot has map and sensors and needs to find its location)</text:span></text:p>
                </text:list-item>
              </text:list>
            </text:list-item>
          </text:list>
        </text:list-item>
        <text:list-item>
          <text:p text:style-name="P11"><text:span text:style-name="T7">4 </text:span>Kalman filters and Dynamic Bayesian Networks – <text:span text:style-name="T12">Chapter 15</text:span>.4-15.6</text:p>
          <text:list>
            <text:list-item>
              <text:p text:style-name="P15">Kalman Filters</text:p>
              <text:list>
                <text:list-item>
                  <text:p text:style-name="P16">Bird example</text:p>
                </text:list-item>
                <text:list-item>
                  <text:p text:style-name="P15">Updating Gaussian Distributions</text:p>
                </text:list-item>
                <text:list-item>
                  <text:p text:style-name="P15">1-D example and bird example</text:p>
                </text:list-item>
              </text:list>
            </text:list-item>
            <text:list-item>
              <text:p text:style-name="P15">Dynamic Bayes Nets</text:p>
              <text:list>
                <text:list-item>
                  <text:p text:style-name="P15">Construction</text:p>
                  <text:list>
                    <text:list-item>
                      <text:p text:style-name="P17">Battery <text:span text:style-name="T4">e</text:span>xample, <text:span text:style-name="T4">sensor failures</text:span></text:p>
                      <text:list>
                        <text:list-item>
                          <text:p text:style-name="P18"><text:span text:style-name="T5">T</text:span>ransient</text:p>
                        </text:list-item>
                        <text:list-item>
                          <text:p text:style-name="P18"><text:span text:style-name="T5">P</text:span>ersistent</text:p>
                        </text:list-item>
                      </text:list>
                    </text:list-item>
                  </text:list>
                </text:list-item>
                <text:list-item>
                  <text:p text:style-name="P15">Exact Inference</text:p>
                  <text:list>
                    <text:list-item>
                      <text:p text:style-name="P19"><text:span text:style-name="T13">U</text:span>nroll; then use any inference algorithm <text:span text:style-name="T21">that works with an HMM</text:span></text:p>
                    </text:list-item>
                  </text:list>
                </text:list-item>
                <text:list-item>
                  <text:p text:style-name="P15">Approximate Inference</text:p>
                  <text:list>
                    <text:list-item>
                      <text:p text:style-name="P19">Likelihood weighting</text:p>
                    </text:list-item>
                    <text:list-item>
                      <text:p text:style-name="P20">Particle filtering</text:p>
                    </text:list-item>
                  </text:list>
                </text:list-item>
              </text:list>
            </text:list-item>
            <text:list-item>
              <text:p text:style-name="P15">Keeping Track of Many Objects</text:p>
              <text:list>
                <text:list-item>
                  <text:p text:style-name="P38">Particle filtering</text:p>
                </text:list-item>
                <text:list-item>
                  <text:p text:style-name="P38">MCMC algorithm</text:p>
                </text:list-item>
                <text:list-item>
                  <text:p text:style-name="P15">Radar and car on freeway tracking examples</text:p>
                </text:list-item>
              </text:list>
            </text:list-item>
          </text:list>
        </text:list-item>
        <text:list-item>
          <text:p text:style-name="P21">5 Making Simple Decision – <text:span text:style-name="T12">Chapter 16</text:span></text:p>
          <text:list>
            <text:list-item>
              <text:p text:style-name="P21">Combining Beliefs and Desires Under Uncertainty</text:p>
              <text:list>
                <text:list-item>
                  <text:p text:style-name="P21">Utility function, expected utility, maximum expected utility (MEU)</text:p>
                </text:list-item>
              </text:list>
            </text:list-item>
            <text:list-item>
              <text:p text:style-name="P21">The Basis of Utility Theory</text:p>
              <text:list>
                <text:list-item>
                  <text:p text:style-name="P21">Constraints on rational preferences</text:p>
                  <text:list>
                    <text:list-item>
                      <text:p text:style-name="P21">Transitivity, Orderability, … (TOMSCD)</text:p>
                    </text:list-item>
                  </text:list>
                </text:list-item>
                <text:list-item>
                  <text:p text:style-name="P21">Preferences lead to utility</text:p>
                  <text:list>
                    <text:list-item>
                      <text:p text:style-name="P21">Existence of utility function</text:p>
                    </text:list-item>
                    <text:list-item>
                      <text:p text:style-name="P21">Expected utility of a lottery</text:p>
                    </text:list-item>
                  </text:list>
                </text:list-item>
              </text:list>
            </text:list-item>
            <text:list-item>
              <text:p text:style-name="P21">Utility Functions</text:p>
            </text:list-item>
            <text:list-item>
              <text:p text:style-name="P21">Multi-attribute Utility Functions</text:p>
            </text:list-item>
            <text:list-item>
              <text:p text:style-name="P21">Decision Networks <text:span text:style-name="T14">(solved like Bayes Nets)</text:span></text:p>
              <text:list>
                <text:list-item>
                  <text:p text:style-name="P22">Representation</text:p>
                </text:list-item>
                <text:list-item>
                  <text:p text:style-name="P22">Construction</text:p>
                </text:list-item>
              </text:list>
            </text:list-item>
            <text:list-item>
              <text:p text:style-name="P21">The Value of Information</text:p>
            </text:list-item>
            <text:list-item>
              <text:p text:style-name="P21">Decision Theoretic Expert Systems</text:p>
            </text:list-item>
          </text:list>
        </text:list-item>
        <text:list-item>
          <text:p text:style-name="P23">6 Making Complex Decisions – <text:span text:style-name="T12">Chapter 17</text:span> </text:p>
          <text:list>
            <text:list-item>
              <text:p text:style-name="P23">Sequential Decision Problems <text:span text:style-name="T14">(solved w VI or PI</text:span><text:span text:style-name="T15">)</text:span></text:p>
              <text:list>
                <text:list-item>
                  <text:p text:style-name="P24">Horizons, rewards, policies, states</text:p>
                </text:list-item>
              </text:list>
            </text:list-item>
            <text:list-item>
              <text:p text:style-name="P23">Value Iteration</text:p>
              <text:list>
                <text:list-item>
                  <text:p text:style-name="P24">Bellman equation</text:p>
                </text:list-item>
              </text:list>
            </text:list-item>
            <text:list-item>
              <text:p text:style-name="P23">Policy Iteration</text:p>
              <text:list>
                <text:list-item>
                  <text:p text:style-name="P26">Policy evaluation</text:p>
                </text:list-item>
                <text:list-item>
                  <text:p text:style-name="P26">Policy improvement</text:p>
                </text:list-item>
                <text:list-item>
                  <text:p text:style-name="P27">Modified policy iteration (simplified Bellman eqn.)</text:p>
                </text:list-item>
              </text:list>
            </text:list-item>
            <text:list-item>
              <text:p text:style-name="P23">Partially Observable MDP’s</text:p>
              <text:list>
                <text:list-item>
                  <text:p text:style-name="P25">Value iteration, DBNs, DDN <text:span text:style-name="T16">for solving </text:span></text:p>
                </text:list-item>
                <text:list-item>
                  <text:p text:style-name="P25"><text:span text:style-name="T16">D</text:span>ominance</text:p>
                </text:list-item>
              </text:list>
            </text:list-item>
            <text:list-item>
              <text:p text:style-name="P23">Multiple Agent Decisions: Game Theory</text:p>
              <text:list>
                <text:list-item>
                  <text:p text:style-name="P24">Agent design vs mechanism design</text:p>
                </text:list-item>
                <text:list-item>
                  <text:p text:style-name="P24">Strategies, dominance, equilibrium, maximin</text:p>
                </text:list-item>
                <text:list-item>
                  <text:p text:style-name="P24"><text:span text:style-name="T17">Single move game, </text:span>Repeated game, sequential game</text:p>
                </text:list-item>
              </text:list>
            </text:list-item>
            <text:list-item>
              <text:p text:style-name="P23">Mechanism Design</text:p>
              <text:list>
                <text:list-item>
                  <text:p text:style-name="P28">Auctions</text:p>
                </text:list-item>
                <text:list-item>
                  <text:p text:style-name="P28">Common good</text:p>
                </text:list-item>
              </text:list>
            </text:list-item>
          </text:list>
        </text:list-item>
        <text:list-item>
          <text:p text:style-name="P23">7 <text:span text:style-name="T9">Learning From Examples – </text:span><text:span text:style-name="T12">Chapter 18</text:span> (minus sections 4, 5, <text:span text:style-name="T8">7,</text:span> and <text:span text:style-name="T8">11</text:span>)</text:p>
          <text:list>
            <text:list-item>
              <text:p text:style-name="P29">Forms of learning</text:p>
              <text:list>
                <text:list-item>
                  <text:p text:style-name="P30">Unsupervised learning</text:p>
                </text:list-item>
                <text:list-item>
                  <text:p text:style-name="P30"><text:span text:style-name="T11">S</text:span>upervised learning, </text:p>
                </text:list-item>
                <text:list-item>
                  <text:p text:style-name="P30"><text:span text:style-name="T11">R</text:span>einforcement learning</text:p>
                </text:list-item>
                <text:list-item>
                  <text:p text:style-name="P30"><text:span text:style-name="T11">S</text:span>emi-supervised learning</text:p>
                </text:list-item>
              </text:list>
            </text:list-item>
            <text:list-item>
              <text:p text:style-name="P29">Supervised learning</text:p>
              <text:list>
                <text:list-item>
                  <text:p text:style-name="P32">Classification and regression</text:p>
                </text:list-item>
                <text:list-item>
                  <text:p text:style-name="P32">Ockhams Razor</text:p>
                </text:list-item>
              </text:list>
            </text:list-item>
            <text:list-item>
              <text:p text:style-name="P29">Learning decision trees</text:p>
              <text:list>
                <text:list-item>
                  <text:p text:style-name="P32">Entropy</text:p>
                </text:list-item>
                <text:list-item>
                  <text:p text:style-name="P32">Information gain</text:p>
                </text:list-item>
                <text:list-item>
                  <text:p text:style-name="P32">Overfitting and pruning</text:p>
                </text:list-item>
              </text:list>
            </text:list-item>
            <text:list-item>
              <text:p text:style-name="P29">Regression and classification with linear models</text:p>
              <text:list>
                <text:list-item>
                  <text:p text:style-name="P32">Univariate and multivariate linear regression</text:p>
                </text:list-item>
                <text:list-item>
                  <text:p text:style-name="P32">Gradient descent</text:p>
                </text:list-item>
                <text:list-item>
                  <text:p text:style-name="P32">Decision boundry</text:p>
                </text:list-item>
                <text:list-item>
                  <text:p text:style-name="P32">Sparseness</text:p>
                </text:list-item>
              </text:list>
            </text:list-item>
            <text:list-item>
              <text:p text:style-name="P29">Nonparameteric models</text:p>
              <text:list>
                <text:list-item>
                  <text:p text:style-name="P32">Nearest neighbor models</text:p>
                  <text:list>
                    <text:list-item>
                      <text:p text:style-name="P33">Classification</text:p>
                    </text:list-item>
                    <text:list-item>
                      <text:p text:style-name="P33">Regression</text:p>
                    </text:list-item>
                  </text:list>
                </text:list-item>
              </text:list>
            </text:list-item>
            <text:list-item>
              <text:p text:style-name="P29">Support Vector Machines</text:p>
              <text:list>
                <text:list-item>
                  <text:p text:style-name="P32">Kernel trick</text:p>
                </text:list-item>
                <text:list-item>
                  <text:p text:style-name="P32">Support vectors</text:p>
                </text:list-item>
              </text:list>
            </text:list-item>
            <text:list-item>
              <text:p text:style-name="P29">Ensemble learning </text:p>
              <text:list>
                <text:list-item>
                  <text:p text:style-name="P34">Boosting</text:p>
                </text:list-item>
                <text:list-item>
                  <text:p text:style-name="P34">Weighted training sets</text:p>
                </text:list-item>
                <text:list-item>
                  <text:p text:style-name="P34">Bayesian learning</text:p>
                </text:list-item>
              </text:list>
            </text:list-item>
          </text:list>
        </text:list-item>
        <text:list-item>
          <text:p text:style-name="P36">8 <text:span text:style-name="T10">Knowledge in Learning – </text:span><text:span text:style-name="T12">Chapter 19</text:span> (sections 1 and 5 only)</text:p>
          <text:list>
            <text:list-item>
              <text:p text:style-name="P34">A logical formulation of learning</text:p>
              <text:list>
                <text:list-item>
                  <text:p text:style-name="P34"><text:span text:style-name="T18">H</text:span>ypothesis</text:p>
                  <text:list>
                    <text:list-item>
                      <text:p text:style-name="P35"><text:span text:style-name="T18">F</text:span>alse negative → <text:span text:style-name="T18">generalize</text:span></text:p>
                    </text:list-item>
                    <text:list-item>
                      <text:p text:style-name="P35"><text:span text:style-name="T18">F</text:span>alse positives → <text:span text:style-name="T18">specialize</text:span></text:p>
                    </text:list-item>
                  </text:list>
                </text:list-item>
                <text:list-item>
                  <text:p text:style-name="P34">current best hypothesis search</text:p>
                </text:list-item>
              </text:list>
            </text:list-item>
            <text:list-item>
              <text:p text:style-name="P34">Inductive logic programming</text:p>
              <text:list>
                <text:list-item>
                  <text:p text:style-name="P34">Inverse deduction</text:p>
                </text:list-item>
              </text:list>
            </text:list-item>
          </text:list>
        </text:list-item>
        <text:list-item>
          <text:p text:style-name="P31">9 Learning Probabilistic Models – <text:span text:style-name="T12">Chapter 20</text:span></text:p>
          <text:list>
            <text:list-item>
              <text:p text:style-name="P34">Statistical learning</text:p>
              <text:list>
                <text:list-item>
                  <text:p text:style-name="P34">Hypothesis, evidence, maximum likelihood (ML)</text:p>
                </text:list-item>
              </text:list>
            </text:list-item>
            <text:list-item>
              <text:p text:style-name="P34">Learning with complete data</text:p>
              <text:list>
                <text:list-item>
                  <text:p text:style-name="P34">Parameter learning</text:p>
                </text:list-item>
                <text:list-item>
                  <text:p text:style-name="P34">Naive Bayes</text:p>
                </text:list-item>
              </text:list>
            </text:list-item>
            <text:list-item>
              <text:p text:style-name="P34">Learning with hidden variables: the EM algorithm</text:p>
              <text:list>
                <text:list-item>
                  <text:p text:style-name="P34">Unsupervised clustering</text:p>
                </text:list-item>
                <text:list-item>
                  <text:p text:style-name="P34">Learning bayes nets</text:p>
                </text:list-item>
                <text:list-item>
                  <text:p text:style-name="P34">Learning HMMs</text:p>
                </text:list-item>
                <text:list-item>
                  <text:p text:style-name="P34">MAP learning 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3T13:28:49.731851204</meta:creation-date>
    <dc:date>2022-05-31T21:25:53.580018930</dc:date>
    <meta:editing-duration>PT15H36M7S</meta:editing-duration>
    <meta:editing-cycles>53</meta:editing-cycles>
    <meta:generator>LibreOffice/7.2.5.2$MacOSX_X86_64 LibreOffice_project/499f9727c189e6ef3471021d6132d4c694f357e5</meta:generator>
    <meta:document-statistic meta:table-count="0" meta:image-count="0" meta:object-count="0" meta:page-count="1" meta:paragraph-count="139" meta:word-count="605" meta:character-count="3650" meta:non-whitespace-character-count="3309"/>
  </office:meta>
</office:document-meta>
</file>